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218.8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نقاط مواد، اعدادی نقاط مواد</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2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68pt" draw:z-index="4" draw:style-name="gr3" draw:text-style-name="P3" svg:width="39.74pt" svg:height="15.05pt" svg:x="22.08pt" svg:y="22.05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88pt" draw:z-index="5" draw:style-name="gr3" draw:text-style-name="P3" svg:width="39.49pt" svg:height="15.05pt" svg:x="64.26pt" svg:y="19.25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07:44:34.6561435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09T08:23:50.174314629</dc:date>
    <meta:editing-duration>P78DT14H21M56S</meta:editing-duration>
    <meta:editing-cycles>3104</meta:editing-cycles>
    <meta:generator>LibreOffice/5.1.6.2$Linux_X86_64 LibreOffice_project/10m0$Build-2</meta:generator>
    <meta:document-statistic meta:table-count="3" meta:cell-count="53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